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. POZOSTAŁE ASPEKTY, KTÓRE MOGĄ MIEĆ WPŁYW NA EFEKTYWNĄ NAUKĘ</text:p>
      <text:p text:style-name="Standard"/>
      <text:p text:style-name="Standard"/>
      <text:p text:style-name="Standard">Z tych ważnych rzeczy, jednak w trochę innych obszarach jest między innymi</text:p>
      <text:p text:style-name="Standard">odpowiednia ilość snu, 7/8h ( najlepiej ciągiem )</text:p>
      <text:p text:style-name="Standard">w miarę zdrowa dieta,</text:p>
      <text:p text:style-name="Standard">zasada pareto 80/20 (80% zdrowego jedzenia, 20% niekoniecznie zdrowego)</text:p>
      <text:p text:style-name="Standard"/>
      <text:p text:style-name="Standard">w nauce ( 20% wysiłku, 80% efektu )</text:p>
      <text:p text:style-name="Standard">czyli praca między innymi zgodnie z sinusoidą wydajności potencjału mózgu.</text:p>
      <text:p text:style-name="Standard"/>
      <text:p text:style-name="Standard">Planowanie następnego dnia wieczorem ( zwiększa szansę na zrealizowanie swoich celów na dany dzień, wiemy co robić, większa produktywność )</text:p>
      <text:p text:style-name="Standard">jeszcze co do planu najlepiej by było, gdyby był konkretny, co chcemy w danym dniu zrobić</text:p>
      <text:p text:style-name="Standard">do trzech najważniejszych rzeczy, więcej nie trzeba ( nierozpisywanie się na kilka stron, i zrobienie mniej, ale faktycznie tego co sobie zaplanowaliśmy zwiększa szansę z zadowolenia siebie, co daje motywację do kolejnych wyzwań )</text:p>
      <text:p text:style-name="Standard"/>
      <text:p text:style-name="Standard">ważne jest, aby podczas nauki robić przerwy, dłuższe, krótsze, bardzo wam się to opłaci</text:p>
      <text:p text:style-name="Standard">( mózg potrzebuje czasu na przetworzenie informacji, których się przed chwilą uczyliśmy )</text:p>
      <text:p text:style-name="Standard">( z tego co jeszcze słyszałam do trwalszego zapamiętania danego materiału, mózg potrzebuję 24h, co wskazuje na to, iż siedzenie po nocach, przed samym egzaminem nic nie daje, jak i te informacje są sortowane przez mózg podczas snu )</text:p>
      <text:p text:style-name="Standard">Polecam książkę Michaela Mosleya na temat snu</text:p>
      <text:p text:style-name="Standard">i na temat żywienie też</text:p>
      <text:p text:style-name="Standard"/>
      <text:p text:style-name="Standard">regularna aktywność fizyczna</text:p>
      <text:p text:style-name="Standard">( można w czasie spadku wydajności mózgu, która trwa od 13 do 15 )</text:p>
      <text:p text:style-name="Standard"/>
      <text:p text:style-name="Standard">polecam youtube, choć bardziej książki ( podręczniki, repetytoria )</text:p>
      <text:p text:style-name="Standard">polecam również zapoznać się z technikami szybkiego uczenia się</text:p>
      <text:p text:style-name="Standard"/>
      <text:p text:style-name="Standard">unikać nadmiernego stresu ( techniki relaksacyjne, filozofia stoicyzmu )</text:p>
      <text:p text:style-name="Standard">również, by się mniej stresować na samym egzaminie, polecam robić sobie takie egzaminy</text:p>
      <text:p text:style-name="Standard">w domu, we własnym zakresie. Najlepiej gdyby to były warunki faktycznie zbliżone do egzaminacyjnych.</text:p>
      <text:p text:style-name="Standard">Chodzi o to, że nasz mózg boi się rzeczy, których jeszcze nie zna. Gdy go oswoimy z sytuacją wcześniej, nie będzie się bał aż tak danej rzeczy, którą już trochę zna.</text:p>
      <text:p text:style-name="Standard"/>
      <text:p text:style-name="Standard"/>
      <text:p text:style-name="Standard">To na tyle ode mnie.</text:p>
      <text:p text:style-name="Standard">Dzięki za poświęcony czas.</text:p>
      <text:p text:style-name="Standard">Życzę wam wielu sukcesów jak i przyjemności z uczenia się nowych rzeczy.</text:p>
      <text:p text:style-name="Standard"/>
      <text:p text:style-name="Standard">Łucja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Łucja Szulim</meta:initial-creator>
    <meta:creation-date>2024-06-03T10:00:51.53</meta:creation-date>
    <dc:date>2024-06-11T21:27:21.34</dc:date>
    <dc:creator>Łucja Szulim</dc:creator>
    <meta:editing-duration>PT16M3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27" meta:word-count="333" meta:character-count="2090"/>
  </office:meta>
</office:document-meta>
</file>